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3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3.52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8">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2">00/00/0000</text:date>, <text:time style:data-style-name="N2" text:time-value="11:11:18.069545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2T11:45:34.080988428</dc:date>
    <meta:editing-duration>P101DT18H8M56S</meta:editing-duration>
    <meta:editing-cycles>4484</meta:editing-cycles>
    <meta:generator>LibreOffice/6.4.7.2$Linux_X86_64 LibreOffice_project/40$Build-2</meta:generator>
    <meta:document-statistic meta:table-count="3" meta:cell-count="70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